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4.36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ensor</text:p>
          </table:table-cell>
          <table:table-cell office:value-type="string">
            <text:p>Connector ifølge datablad</text:p>
          </table:table-cell>
          <table:table-cell office:value-type="string">
            <text:p>Antal</text:p>
          </table:table-cell>
          <table:table-cell/>
        </table:table-row>
        <table:table-row table:style-name="ro2">
          <table:table-cell office:value-type="string">
            <text:p>0 261 230 037 </text:p>
          </table:table-cell>
          <table:table-cell office:value-type="string">
            <text:p>D 261 205 28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 258 007 057 </text:p>
          </table:table-cell>
          <table:table-cell office:value-type="string">
            <text:p>Intet fundet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 928 402 078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0 265 006 366</text:p>
          </table:table-cell>
          <table:table-cell office:value-type="string">
            <text:p>2 264 420 42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2" office:value-type="string">
            <text:p>0 281 002 20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 265 005 303</text:p>
          </table:table-cell>
          <table:table-cell office:value-type="string">
            <text:p>2-967 642-1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0 280 122 001</text:p>
          </table:table-cell>
          <table:table-cell office:value-type="string">
            <text:p>1 237 000 039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 265 005 258</text:p>
          </table:table-cell>
          <table:table-cell office:value-type="string">
            <text:p>1-967 616-1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-08-2009</text:date>, <text:time>15:52:2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sper Mogensen</meta:initial-creator>
    <meta:creation-date>2009-08-10T15:49:43.22</meta:creation-date>
    <dc:date>2009-08-10T15:52:26.82</dc:date>
    <dc:creator>Casper Mogensen</dc:creator>
    <meta:editing-duration>PT00H02M43S</meta:editing-duration>
    <meta:editing-cycles>1</meta:editing-cycles>
    <meta:document-statistic meta:table-count="3" meta:cell-count="27" meta:object-count="0"/>
    <meta:generator>OpenOffice.org/3.0$Win32 OpenOffice.org_project/300m15$Build-9379</meta:generator>
  </office:meta>
</office:document-meta>
</file>